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CLGraphics2D.bezierAbsolute( double x1 , double y1 , double x2 , double y2 , double x3 , double y3 , StringBuff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CLGraphics2D.applyStroke( Stroke strok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PCLGraphics2D.drawString( AttributedCharacterIterator iterator ,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raphics2D.plotAbsolute( double x , double y , StringBuff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Graphics2D.fill( Shape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CLGraphics2D.buildBufferedImage( Dimension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Graphics2D.setClippingDisabl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raphics2D.PCLGraphics2D( PCLGraphics2D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Graphics2D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raphics2D.penDown( StringBuff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raphics2D.drawImage( Image img , int x , int y , Image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Graphics2D.quadraticBezierAbsolute( double originX , double originY , double x1 , double y1 , double x2 , double y2 , StringBuff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CLGraphics2D.handleUnsupportedFeature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CLGraphics2D.drawString( String s ,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CLGraphics2D.copyArea( int x , int y , int width , int height , int dx , int 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raphics2D.processPathIteratorStroke( PathIterator it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PCLGraphics2D.drawImage( Image img , int x , int y , int width , int height , Image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Graphics2D.getDevic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Graphics2D.getFontMetrics( java . awt . Fo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raphics2D.writeClip( Shape imcli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CLGraphics2D.penUp( StringBuff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raphics2D.fillPolygon( int windingRule , StringBuffer s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Graphics2D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CLGraphics2D.PCLGraphics2D( PCL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Graphics2D.draw( Shape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CLGraphics2D.handleIOException( IOException io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raphics2D.setGraphicContext( GraphicContex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raphics2D.applyPaint( Paint pa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CLGraphics2D.drawRenderedImage( RenderedImage img , AffineTransform x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raphics2D.setXORMode( Color c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raphics2D.drawRenderableImage( RenderableImage img , AffineTransform x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raphics2D.processPathIteratorFill( PathIterator it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63">
            <text:p text:style-name="Table_20_Contents"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